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afb" officeooo:paragraph-rsid="00010afb"/>
    </style:style>
    <style:style style:name="P2" style:family="paragraph" style:parent-style-name="Standard">
      <style:text-properties officeooo:rsid="00010afb" officeooo:paragraph-rsid="000180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1804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ve we killed the hero?</text:p>
      <text:p text:style-name="P1"/>
      <text:p text:style-name="P2"><text:tab/>In my opinion, yes, the traditional “hero” figure is appearing in decreasing numbers in popular movies and literature. Books fifty, a hundred years ago were largely centering around one character with largely positive traits, noble and virtuous. Over time, however, we've seen books take a shift towards having “anti-hero” protagonists. <text:span text:style-name="T1">The Hunger Games</text:span><text:span text:style-name="T2"> trilogy is a fine example; the books' protagonist was unwillingly dragged into a conflict, and becomes less and like a classic hero as the series progresses, even voting to practically murder twelve children at the ending of the third book. </text:span><text:span text:style-name="T1">The Hunger Games</text:span><text:span text:style-name="T2"> sold over 50 million copies. One can see this trend in almost all young adult fiction. The only young adult fiction book I can name that I've read in the past five years that had a more classical hero was the </text:span><text:span text:style-name="T1">Percy Jackson</text:span><text:span text:style-name="T2"> series – which was possibly intentional, as the book is centered around Greek mythology. Movies certainly are taking a similar trend as books. I wouldn't be surprised if a dark, brooding hero was the protagonist of the upcoming </text:span><text:span text:style-name="T1">Star Wars</text:span><text:span text:style-name="T2">. This trend can even be reflected on video games; a notable example can be the </text:span><text:span text:style-name="T1">Assassin's Creed</text:span><text:span text:style-name="T2"> series. Ten years ago, the </text:span><text:span text:style-name="T3">main </text:span><text:span text:style-name="T2">protagonist, </text:span><text:span text:style-name="T3">Altaïr, was your classic virtuous hero, holding himself to a rigid set of standard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omon Greenberg</meta:initial-creator>
    <meta:creation-date>2015-10-14T12:11:45.455485840</meta:creation-date>
    <dc:date>2015-10-14T12:22:42.459699531</dc:date>
    <dc:creator>Solomon Greenberg</dc:creator>
    <meta:editing-duration>PT10M57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2" meta:word-count="221" meta:character-count="1324" meta:non-whitespace-character-count="1102"/>
  </office:meta>
</office:document-meta>
</file>